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450000077D9BAB846B0865B9B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24.158cm" draw:z-index="0"><draw:image xlink:href="Pictures/10000000000005450000077D9BAB846B0865B9BF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6T01:46:30.317000000</meta:creation-date>
    <dc:date>2018-04-06T01:48:28.891000000</dc:date>
    <meta:editing-duration>PT3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3.7.2$Windows_X86_64 LibreOffice_project/6b8ed514a9f8b44d37a1b96673cbbdd077e24059</meta:generator>
  </office:meta>
</office:document-meta>
</file>